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gComp 3.0 is de vijfde editie van het Europees Kader voor Digitale Competentie. Het beschrijft de kennis, vaardigheden en houdingen die nodig zijn voor digitale competentie in het dagelijks leven, deelname aan de samenleving, werk en onderwijs,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op het gebied van digitale competentie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ctieplan AI Continent en de Europese Strategie voor een Beter Internet voor Kinderen). DigComp 3.0 omvat digitale technologische ontwikkelingen, trends en praktijken die zich sinds 2022 hebben voorgedaan en die verreikende gevolgen hebben voor digitale competentie. Het bevat ook een nieuwe sectie met een overzicht van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4" text:outline-level="2">Bijdragen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Met dank aan de 260 personen en organisaties uit 24 lidstaten die hebben deelgenomen aan de DigComp-stakeholderconsultatie, en de 174 personen die in april 2025 feedback hebben gegeven op de consultatie.</text:p>
      <text:p text:style-name="Standard">Thanks to our collaborators in ALL DIGITAL, the Digital<text:span text:style-name="T7">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EXECUTIVE_SUMMARY"/><text:bookmark text:name="_bookmark4"/></text:p>
      <text:h text:style-name="P11" text:outline-level="2">EXECUTIVE <text:span text:style-name="T1">SUMMARY</text:span></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In today’s rapidly evolving technological landscape, digital skills are essential. The European Digital <text:span text:style-name="T1">Competence</text:span><text:span text:style-name="T19"> </text:span><text:span text:style-name="T1">Framework</text:span><text:span text:style-name="T19"> </text:span><text:span text:style-name="T1">(DigComp)</text:span><text:span text:style-name="T19"> </text:span><text:span text:style-name="T1">describes</text:span><text:span text:style-name="T19"> </text:span><text:span text:style-name="T1">what</text:span><text:span text:style-name="T19"> </text:span><text:span text:style-name="T1">is </text:span>needed<text:span text:style-name="T9"> </text:span>to<text:span text:style-name="T9"> </text:span>be<text:span text:style-name="T9"> </text:span>digitally<text:span text:style-name="T9"> </text:span>competent<text:span text:style-name="T9"> </text:span>in<text:span text:style-name="T9"> </text:span>today’s<text:span text:style-name="T9">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20"> </text:span><text:span text:style-name="T1">to</text:span><text:span text:style-name="T20"> </text:span><text:span text:style-name="T1">develop,</text:span><text:span text:style-name="T20"> </text:span><text:span text:style-name="T1">update,</text:span><text:span text:style-name="T20"> </text:span><text:span text:style-name="T1">or</text:span><text:span text:style-name="T20"> </text:span><text:span text:style-name="T1">evaluate</text:span><text:span text:style-name="T20"> </text:span><text:span text:style-name="T1">initiatives</text:span><text:span text:style-name="T20"> </text:span><text:span text:style-name="T1">that </text:span>support the development of digital competence. In<text:span text:style-name="T21"> </text:span>Europe,<text:span text:style-name="T21"> </text:span>there<text:span text:style-name="T21"> </text:span>is<text:span text:style-name="T21"> </text:span>a<text:span text:style-name="T21"> </text:span>clear<text:span text:style-name="T21"> </text:span>need<text:span text:style-name="T21"> </text:span>to<text:span text:style-name="T21"> </text:span>prioritise<text:span text:style-name="T21"> </text:span>digital competence.<text:span text:style-name="T4"> </text:span>In<text:span text:style-name="T4"> </text:span><text:a xlink:type="simple" xlink:href="https://ec.europa.eu/eurostat/databrowser/view/isoc_sk_dskl_i21/default/table?lang=en" text:style-name="ListLabel_20_155" text:visited-style-name="ListLabel_20_155"><text:span text:style-name="T8">2023</text:span></text:a>,<text:span text:style-name="T4"> </text:span>only<text:span text:style-name="T4"> </text:span>56%<text:span text:style-name="T4"> </text:span>of<text:span text:style-name="T4"> </text:span>EU<text:span text:style-name="T4"> </text:span>adults<text:span text:style-name="T4"> </text:span>had <text:span text:style-name="T1">at</text:span><text:span text:style-name="T22"> </text:span><text:span text:style-name="T1">least</text:span><text:span text:style-name="T22"> </text:span><text:span text:style-name="T1">basic</text:span><text:span text:style-name="T22"> </text:span><text:span text:style-name="T1">digital</text:span><text:span text:style-name="T22"> </text:span><text:span text:style-name="T1">skills,</text:span><text:span text:style-name="T22"> </text:span><text:span text:style-name="T1">falling</text:span><text:span text:style-name="T22"> </text:span><text:span text:style-name="T1">short</text:span><text:span text:style-name="T19"> </text:span><text:span text:style-name="T1">of</text:span><text:span text:style-name="T22"> </text:span><text:span text:style-name="T1">the</text:span><text:span text:style-name="T22"> </text:span><text:span text:style-name="T1">80% </text:span><text:span text:style-name="T7">target</text:span><text:span text:style-name="T4"> </text:span><text:span text:style-name="T7">set</text:span><text:span text:style-name="T4"> </text:span><text:span text:style-name="T7">for</text:span><text:span text:style-name="T4"> </text:span><text:a xlink:type="simple" xlink:href="https://digital-strategy.ec.europa.eu/en/policies/digital-decade-policy-programme" text:style-name="ListLabel_20_156" text:visited-style-name="ListLabel_20_156"><text:span text:style-name="T23">2030</text:span></text:a><text:span text:style-name="T7">.</text:span><text:span text:style-name="T4"> </text:span><text:span text:style-name="T7">Among</text:span><text:span text:style-name="T4"> </text:span><text:span text:style-name="T7">secondary</text:span><text:span text:style-name="T4"> </text:span><text:span text:style-name="T7">school</text:span><text:span text:style-name="T4"> </text:span><text:span text:style-name="T7">students </text:span>in<text:span text:style-name="T18"> </text:span>the<text:span text:style-name="T18"> </text:span><text:a xlink:type="simple" xlink:href="https://op.europa.eu/en/publication-detail/-/publication/59721dc6-a0aa-11ef-85f0-01aa75ed71a1" text:style-name="ListLabel_20_155" text:visited-style-name="ListLabel_20_155"><text:span text:style-name="T8">same year</text:span></text:a>,<text:span text:style-name="T18"> </text:span>43%<text:span text:style-name="T18"> </text:span>lacked<text:span text:style-name="T18"> </text:span>basic<text:span text:style-name="T18"> </text:span>digital<text:span text:style-name="T18"> </text:span>skills.</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text:bookmark text:name="1.1_Importance_of_digital_competence"/>Importance<text:span text:style-name="T32"> </text:span>of<text:span text:style-name="T32"> </text:span>digital <text:span text:style-name="T1">competence</text:span></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ext:span text:style-name="T1">The</text:span><text:span text:style-name="T18"> </text:span><text:a xlink:type="simple" xlink:href="https://digital-strategy.ec.europa.eu/en/policies/cyber-resilience-act" text:style-name="ListLabel_20_157" text:visited-style-name="ListLabel_20_157"><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57" text:visited-style-name="ListLabel_20_157"><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55" text:visited-style-name="ListLabel_20_155"><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55" text:visited-style-name="ListLabel_20_155"><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57" text:visited-style-name="ListLabel_20_157"><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55" text:visited-style-name="ListLabel_20_155"><text:span text:style-name="T8">Q&amp;A and a repository of</text:span></text:a><text:span text:style-name="T27"> </text:span><text:a xlink:type="simple" xlink:href="https://digital-strategy.ec.europa.eu/en/policies/ai-talent-skills-and-literacy#1720699867912-1" text:style-name="ListLabel_20_155" text:visited-style-name="ListLabel_20_155"><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55" text:visited-style-name="ListLabel_20_155"><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55" text:visited-style-name="ListLabel_20_155"><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55" text:visited-style-name="ListLabel_20_155"><text:span text:style-name="T8">Audio-Visual Media Services Directive</text:span></text:a><text:span text:style-name="T27"> </text:span>(2018).</text:p>
      <text:p text:style-name="P2" loext:marker-style-name="T3">The European Commission has also published the </text:p>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55" text:visited-style-name="ListLabel_20_155"><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55" text:visited-style-name="ListLabel_20_155"><text:span text:style-name="T8">Digital Decade Policy Programme</text:span></text:a>.</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 <text:span text:style-name="T1">centre<text:line-break/></text:span><text:span text:style-name="T55">Digital technologies should protect people’s rights, support democracy, and ensure that all</text:span><text:span text:style-name="T56"> </text:span><text:span text:style-name="T55">digital</text:span><text:span text:style-name="T56"> </text:span><text:span text:style-name="T55">players</text:span><text:span text:style-name="T56"> </text:span><text:span text:style-name="T55">act</text:span><text:span text:style-name="T56"> </text:span><text:span text:style-name="T55">responsibly</text:span><text:span text:style-name="T56"> </text:span><text:span text:style-name="T55">and</text:span><text:span text:style-name="T56"> </text:span><text:span text:style-name="T55">safely. The EU promotes these values around the world.</text:span></text:p>
        </text:list-item>
        <text:list-item>
          <text:p text:style-name="P23">Solidarity and <text:span text:style-name="T1">inclusion<text:line-break/></text:span><text:span text:style-name="T55">Technology should unite, not divide, people. Everyone should have access to the internet, to digital</text:span><text:span text:style-name="T57"> </text:span><text:span text:style-name="T55">skills,</text:span><text:span text:style-name="T57"> </text:span><text:span text:style-name="T55">to</text:span><text:span text:style-name="T57"> </text:span><text:span text:style-name="T55">digital</text:span><text:span text:style-name="T57"> </text:span><text:span text:style-name="T55">public</text:span><text:span text:style-name="T57"> </text:span><text:span text:style-name="T55">services,</text:span><text:span text:style-name="T57"> </text:span><text:span text:style-name="T55">and</text:span><text:span text:style-name="T57"> </text:span><text:span text:style-name="T55">to</text:span><text:span text:style-name="T57"> </text:span><text:span text:style-name="T55">fair working conditions.</text:span></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span text:style-name="T7"> </text:span>and<text:span text:style-name="T7"> </text:span><text:span text:style-name="T1">security<text:line-break/></text:span><text:span text:style-name="T55">The</text:span><text:span text:style-name="T59"> </text:span><text:span text:style-name="T55">digital</text:span><text:span text:style-name="T59"> </text:span><text:span text:style-name="T55">environment</text:span><text:span text:style-name="T59"> </text:span><text:span text:style-name="T55">should</text:span><text:span text:style-name="T59"> </text:span><text:span text:style-name="T55">be</text:span><text:span text:style-name="T59"> </text:span><text:span text:style-name="T55">safe</text:span><text:span text:style-name="T59"> </text:span><text:span text:style-name="T55">and secure.</text:span><text:span text:style-name="T57"> </text:span><text:span text:style-name="T55">All</text:span><text:span text:style-name="T58"> </text:span><text:span text:style-name="T55">users,</text:span><text:span text:style-name="T57"> </text:span><text:span text:style-name="T55">from</text:span><text:span text:style-name="T58"> </text:span><text:span text:style-name="T55">childhood</text:span><text:span text:style-name="T57"> </text:span><text:span text:style-name="T55">to</text:span><text:span text:style-name="T58"> </text:span><text:span text:style-name="T55">old</text:span><text:span text:style-name="T57"> </text:span><text:span text:style-name="T55">age, should be empowered and protected.</text:span></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3.0 </text:span><text:span text:style-name="T82">in==WEBLATE_PART==in==WEBLATE_PART==in</text:span><text:span text:style-name="T3"> 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span text:style-name="T84"> </text:span>3.0 FRAMEWORK<text:span text:style-name="T85"> </text:span><text:span text:style-name="T1">COMPONENTS</text:span></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 and purpose</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on<text:span text:style-name="T22"> </text:span>of<text:span text:style-name="T22"> </text:span>digital<text:span text:style-name="T22"> </text:span><text:span text:style-name="T1">competence</text:span></text:h>
        <text:p text:style-name="P52">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DigComp 3.0 continues to align with this overall definition, at the same time reflecting recent and emerging trends and priorities.<text:bookmark text:name="2.3_Competence_areas_and_competences"/><text:bookmark text:name="_bookmark14"/></text:p>
        <text:p text:style-name="P57">DigComp 3.0 continues to align with this overall definition, at the same time reflecting recent and emerging trends and priorities.</text:p>
        <text:p text:style-name="P19" loext:marker-style-name="T41"/>
        <text:h text:style-name="P20" text:outline-level="2">Competence areas and <text:span text:style-name="T1">competences</text:span></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Table</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text:bookmark-end text:name="_Hlk218678678"/><text:bookmark text:name="2.4_Proficiency_levels"/><text:bookmark text:name="_bookmark16"/>Proficiency<text:span text:style-name="T18"> </text:span>levels</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55" text:visited-style-name="ListLabel_20_155"><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55" text:visited-style-name="ListLabel_20_155"><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AI competence in DigComp <text:span text:style-name="T5">3.0</text:spa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DigComp<text:span text:style-name="T9"> </text:span><text:span text:style-name="T5">3.0</text:span></text:h>
      <text:p text:style-name="Standard"/>
      <text:p text:style-name="Standard">[insert DigComp 3.docx]</text:p>
      <text:p text:style-name="Standard">[invoegen DigComp 3.docx]</text:p>
      <text:h text:style-name="P79" text:outline-level="1"><text:bookmark text:name="_bookmark24"/><text:bookmark text:name="4._CONCLUDING_REMARKS"/>CONCLUDING <text:span text:style-name="T1">REMARKS</text:span></text:h>
      <text:p text:style-name="P80">[insert DigComp 3.docx]</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text:span text:style-name="T100">Abendroth-Dias,</text:span><text:span text:style-name="T101"> </text:span><text:span text:style-name="T100">K.,</text:span><text:span text:style-name="T101"> </text:span><text:span text:style-name="T100">Arias-Cabarcos,</text:span><text:span text:style-name="T101"> </text:span><text:span text:style-name="T100">P.,</text:span><text:span text:style-name="T101"> </text:span><text:span text:style-name="T100">Bacco,</text:span><text:span text:style-name="T101"> </text:span><text:span text:style-name="T100">F.M.,</text:span><text:span text:style-name="T101"> </text:span><text:span text:style-name="T100">Bassani,</text:span><text:span text:style-name="T101"> </text:span><text:span text:style-name="T100">E.,</text:span><text:span text:style-name="T101"> </text:span><text:span text:style-name="T100">Bertoletti,</text:span><text:span text:style-name="T101"> </text:span><text:span text:style-name="T100">A.,</text:span><text:span text:style-name="T101"> </text:span><text:span text:style-name="T100">et</text:span><text:span text:style-name="T101"> </text:span><text:span text:style-name="T100">al. </text:span>(authors); Navajas-Cawood, E., Vespe, M., Kotzev, A. and Van Bavel, R. (editors) (2025). <text:span text:style-name="T11">Generative AI Outlook Report - Exploring the Intersection of Technology, Society and Policy</text:span>. Luxembourg: Publications Office of the European Union. <text:a xlink:type="simple" xlink:href="https://publications.jrc.ec.europa.eu/repository/handle/JRC142598" text:style-name="ListLabel_20_157" text:visited-style-name="ListLabel_20_157"><text:span text:style-name="T25">https://publications.jrc.ec.europa.eu/repository/handle/JRC142598</text:span></text:a></text:p>
        <text:p text:style-name="P86"/>
        <text:p text:style-name="Text_20_body" loext:marker-style-name="T102">Anderson,<text:span text:style-name="T7"> L. W., &amp; Krathwohl, D. R., with Airasian, P. W., Cruikshank, K. A., Mayer, R. E., Pintrich, P. R., Raths, J., &amp; Wittrock, M. C. (Eds.). (2001). A taxonomy for learning, teaching, and assessing: A revision of Bloom’s taxonomy of educational objectives. </text:span><text:span text:style-name="T103">Abridged Version. London: Pearson. ISBN-13: 9780321084057.</text:span></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Carretero Gomez, S., Vuorikari, R. and Punie, Y (2017). <text:span text:style-name="T11">DigComp 2.1: The Digital Competence</text:span><text:span text:style-name="T107"> </text:span><text:span text:style-name="T11">Framework</text:span><text:span text:style-name="T107"> </text:span><text:span text:style-name="T11">for</text:span><text:span text:style-name="T107"> </text:span><text:span text:style-name="T11">Citizens</text:span><text:span text:style-name="T107"> </text:span><text:span text:style-name="T11">with</text:span><text:span text:style-name="T107"> </text:span><text:span text:style-name="T11">eight</text:span><text:span text:style-name="T107"> </text:span><text:span text:style-name="T11">proficiency</text:span><text:span text:style-name="T107"> </text:span><text:span text:style-name="T11">levels</text:span><text:span text:style-name="T107"> </text:span><text:span text:style-name="T11">and</text:span><text:span text:style-name="T107"> </text:span><text:span text:style-name="T11">examples</text:span><text:span text:style-name="T107"> </text:span><text:span text:style-name="T11">of use</text:span>. Luxembourg: Publications Office of the European Union. <text:a xlink:type="simple" xlink:href="https://publications.jrc.ec.europa.eu/repository/handle/JRC106281" text:style-name="ListLabel_20_155" text:visited-style-name="ListLabel_20_155"><text:span text:style-name="T8">https://publications.</text:span></text:a><text:span text:style-name="T27"> </text:span><text:a xlink:type="simple" xlink:href="https://publications.jrc.ec.europa.eu/repository/handle/JRC106281" text:style-name="ListLabel_20_157" text:visited-style-name="ListLabel_20_157"><text:span text:style-name="T25">jrc.ec.europa.eu/repository/handle/JRC106281</text:span></text:a></text:p>
        <text:p text:style-name="P86"/>
        <text:p text:style-name="Text_20_body"><text:span text:style-name="T100">Castañeda,</text:span><text:span text:style-name="T104"> </text:span><text:span text:style-name="T100">L.,</text:span><text:span text:style-name="T108"> </text:span><text:span text:style-name="T100">Viñoles-Cosentino,</text:span><text:span text:style-name="T108"> </text:span><text:span text:style-name="T100">V.,</text:span><text:span text:style-name="T108"> </text:span><text:span text:style-name="T100">Postigo-Fuentes,</text:span><text:span text:style-name="T108"> </text:span><text:span text:style-name="T100">A.Y.,</text:span><text:span text:style-name="T108"> </text:span><text:span text:style-name="T100">Herrero,</text:span><text:span text:style-name="T108"> </text:span><text:span text:style-name="T100">C.,</text:span><text:span text:style-name="T108"> </text:span><text:span text:style-name="T100">&amp;</text:span><text:span text:style-name="T108"> </text:span><text:span text:style-name="T109">Cachia,</text:span>R.<text:span text:style-name="T6"> </text:span>(2023).<text:span text:style-name="T6"> </text:span><text:span text:style-name="T11">Strategic</text:span><text:span text:style-name="T110"> </text:span><text:span text:style-name="T11">Approaches</text:span><text:span text:style-name="T110"> </text:span><text:span text:style-name="T11">to</text:span><text:span text:style-name="T110"> </text:span><text:span text:style-name="T11">Regional</text:span><text:span text:style-name="T110"> </text:span><text:span text:style-name="T11">Transformation</text:span><text:span text:style-name="T110"> </text:span><text:span text:style-name="T11">of</text:span><text:span text:style-name="T110"> </text:span><text:span text:style-name="T11">Digital</text:span><text:span text:style-name="T110"> </text:span><text:span text:style-name="T11">Education</text:span>. Luxembourg: Publications Office of the European Union. <text:a xlink:type="simple" xlink:href="https://publications.jrc.ec.europa.eu/repository/handle/JRC134282" text:style-name="ListLabel_20_155" text:visited-style-name="ListLabel_20_155"><text:span text:style-name="T8">https://publications.jrc.</text:span></text:a><text:span text:style-name="T27"> </text:span><text:a xlink:type="simple" xlink:href="https://publications.jrc.ec.europa.eu/repository/handle/JRC134282" text:style-name="ListLabel_20_157" text:visited-style-name="ListLabel_20_157"><text:span text:style-name="T25">ec.europa.eu/repository/handle/JRC134282</text:span></text:a></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Cedefop (2021). <text:span text:style-name="T11">Review and renewal of qualifications: Towards methodologies for</text:span><text:span text:style-name="T111"> </text:span><text:span text:style-name="T11">analysing</text:span><text:span text:style-name="T111"> </text:span><text:span text:style-name="T11">and</text:span><text:span text:style-name="T111"> </text:span><text:span text:style-name="T11">comparing</text:span><text:span text:style-name="T111"> </text:span><text:span text:style-name="T11">learning</text:span><text:span text:style-name="T111"> </text:span><text:span text:style-name="T11">outcomes</text:span>.<text:span text:style-name="T28"> </text:span>Luxembourg:<text:span text:style-name="T28"> </text:span>Publications<text:span text:style-name="T28"> </text:span>Office of the European Union. <text:a xlink:type="simple" xlink:href="https://data.europa.eu/doi/10.2801/615021" text:style-name="ListLabel_20_155" text:visited-style-name="ListLabel_20_155"><text:span text:style-name="T8">https://data.europa.eu/doi/10.2801/615021</text:span></text:a></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DigComp </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ext:bookmark text:name="_bookmark31"/><text:span text:style-name="T2">Table</text:span><text:span text:style-name="T93"> </text:span><text:span text:style-name="T2">A2</text:span><text:span text:style-name="T153">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154">strikethrough</text:span>; additions are <text:span text:style-name="T155">underlined</text:span>; rationale is in <text:span text:style-name="T156">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Deletions are </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 </text:span><text:span text:style-name="T162">blue </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text:bookmark text:name="Annex_2:_DigComp_3.0_learning_outcomes"/><text:bookmark text:name="_bookmark33"/>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Source: JRC own elaboration.</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Level</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Examples of verbs used in learning outcomes statement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text:bookmark text:name="A2.3_Learning_outcomes"/><text:bookmark text:name="_bookmark36"/>A2.3<text:span text:style-name="T179"> </text:span>LEARNING<text:span text:style-name="T180"> </text:span><text:span text:style-name="T1">OUTCOMES</text:span></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Table</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Authors</text:span><text:span text:style-name="T186"/></text:p>
          </table:table-cell>
          <table:table-cell table:style-name="Tabel10.B1" office:value-type="string">
            <text:p text:style-name="P227" loext:marker-style-name="T186"><text:span text:style-name="T187">Theme</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Long &amp; Magerko (2020)</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UNESCO (2022)</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Di Vinadio et al. (2023)</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PHASE<text:span text:style-name="T196"> </text:span>2:<text:span text:style-name="T197"> </text:span>WORK<text:span text:style-name="T197"> </text:span>WITH<text:span text:style-name="T197"> </text:span><text:span text:style-name="T1">EXPERTS</text:span></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PHASE<text:span text:style-name="T198"> </text:span>2.1:<text:span text:style-name="T37"> </text:span>STEP<text:span text:style-name="T184"> </text:span>1<text:span text:style-name="T198"> </text:span>(JUNE-DECEMBER<text:span text:style-name="T184"> </text:span><text:span text:style-name="T1">2024)</text:spa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PHASE<text:span text:style-name="T197"> </text:span>2.2:<text:span text:style-name="T185"> </text:span>STEP<text:span text:style-name="T199"> </text:span>2<text:span text:style-name="T197">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PHASE<text:span text:style-name="T200"> </text:span>3:<text:span text:style-name="T180"> </text:span>STAKEHOLDER<text:span text:style-name="T180"> </text:span><text:span text:style-name="T1">CONSULTATION</text:span></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About two-fifths of stakeholders represented national perspectives (37%), while 44% were working at European (22%) or international (22%) levels. The remainder were working at regional (11%) or local levels (8%).</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201"> </text:span>FRAMEWORK<text:span text:style-name="T202">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EU publications</text:span></text:p>
      <text:p text:style-name="Standard"><text:span text:style-name="T3">You</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EU law and related documents</text:span></text:p>
      <text:p text:style-name="Standard"><text:span text:style-name="T3">For</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EU open data</text:span></text:p>
      <text:p text:style-name="Standard"><text:span text:style-name="T3">The</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